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30000009E15D17FCD11B5F1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fo:borde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8cm" fo:min-width="0.948cm" fo:padding-top="0.151cm" fo:padding-bottom="0.151cm" fo:padding-left="0.276cm" fo:padding-right="0.276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eeeee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vertical-align="middle"/>
    </style:style>
    <style:style style:name="gr8" style:family="graphic" style:parent-style-name="standard">
      <style:graphic-properties draw:textarea-vertical-align="middle" fo:background-color="#cccccc" fo:border="none"/>
    </style:style>
    <style:style style:name="gr9" style:family="graphic" style:parent-style-name="standard">
      <style:graphic-properties draw:textarea-vertical-align="middle" fo:border="none"/>
    </style:style>
    <style:style style:name="gr10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normal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1pt" fo:font-style="normal" style:text-underline-style="none" fo:font-weight="normal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3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4pt" fo:font-style="normal" style:text-underline-style="none" fo:font-weight="bold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6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6pt" fo:font-style="normal" style:text-underline-style="none" fo:font-weight="bold"/>
    </style:style>
    <style:style style:name="P16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7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8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3pt" fo:font-style="italic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umero: "/>
            <form:text form:name="txtId" form:control-implementation="ooo:com.sun.star.form.component.TextField" xml:id="control4" form:id="control4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5" form:id="control5" form:label="Reparto"/>
            <form:fixed-text form:name="lblTipo" form:control-implementation="ooo:com.sun.star.form.component.FixedText" xml:id="control6" form:id="control6" form:label="D"/>
            <form:fixed-text form:name="lblRepartidor" form:control-implementation="ooo:com.sun.star.form.component.FixedText" xml:id="control7" form:id="control7" form:label="Repartidor:"/>
            <form:text form:name="txtRepartidor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Vehiculo" form:control-implementation="ooo:com.sun.star.form.component.FixedText" xml:id="control9" form:id="control9" form:label="Vehiculo:"/>
            <form:text form:name="txtVehiculo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11" form:id="control11" form:label="Telefono:"/>
            <form:text form:name="txtTelefono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13" form:id="control13" form:label="Pedido Nº"/>
            <form:fixed-text form:name="lblDir" form:control-implementation="ooo:com.sun.star.form.component.FixedText" xml:id="control14" form:id="control14" form:label="Direcciones"/>
            <form:fixed-text form:name="lblCosto" form:control-implementation="ooo:com.sun.star.form.component.FixedText" xml:id="control15" form:id="control15" form:label="Valor"/>
            <form:fixed-text form:name="lblTotal" form:control-implementation="ooo:com.sun.star.form.component.FixedText" xml:id="control16" form:id="control16" form:label="TOTAL"/>
            <form:text form:name="txtTotal" form:control-implementation="ooo:com.sun.star.form.component.TextField" xml:id="control17" form:id="control17" form:current-value="$ " form:value="$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0"/>
              </form:properties>
            </form:text>
            <form:text form:name="txtPedido0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edido1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2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edido3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4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5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6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edido7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0" form:control-implementation="ooo:com.sun.star.form.component.TextField" xml:id="control26" form:id="control26" form:max-length="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0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otal0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1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otal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Direccion2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2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Total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3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3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3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4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4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4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5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5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5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6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6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7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7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Total7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aginacion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8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9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8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8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8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9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9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9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es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2" draw:layer="layout" svg:width="1.6cm" svg:height="1.5cm" svg:x="1.478cm" svg:y="1.12cm" draw:control="control1"/>
        <draw:control draw:style-name="gr2" draw:text-style-name="P3" draw:layer="layout" svg:width="3.525cm" svg:height="0.7cm" svg:x="3.178cm" svg:y="1.52cm" draw:control="control2"/>
        <draw:control draw:style-name="gr1" draw:text-style-name="P2" draw:layer="layout" svg:width="2.249cm" svg:height="0.9cm" svg:x="1.456cm" svg:y="2.563cm" draw:control="control3"/>
        <draw:control draw:style-name="gr2" draw:text-style-name="P3" draw:layer="layout" svg:width="3.194cm" svg:height="0.7cm" svg:x="3.538cm" svg:y="2.619cm" draw:control="control4"/>
        <draw:control draw:style-name="gr1" draw:text-style-name="P4" draw:layer="layout" svg:width="2cm" svg:height="1cm" svg:x="9.5cm" svg:y="0.9cm" draw:control="control5"/>
        <draw:custom-shape draw:style-name="gr3" draw:text-style-name="P5" draw:layer="layout" svg:width="1.5cm" svg:height="1.2cm" svg:x="9.7cm" svg:y="1.9cm">
          <text:p/>
          <draw:enhanced-geometry svg:viewBox="0 0 21600 21600" draw:type="rectangle" draw:enhanced-path="M 0 0 L 21600 0 21600 21600 0 21600 0 0 Z N"/>
        </draw:custom-shape>
        <draw:control draw:style-name="gr1" draw:text-style-name="P6" draw:layer="layout" svg:width="1.4cm" svg:height="1cm" svg:x="9.8cm" svg:y="2cm" draw:control="control6"/>
        <draw:frame draw:style-name="gr4" draw:text-style-name="P7" draw:layer="layout" svg:width="6.032cm" svg:height="4.841cm" svg:x="14cm" svg:y="1.059cm">
          <draw:image xlink:href="Pictures/10000201000000A30000009E15D17FCD11B5F16C.png" xlink:type="simple" xlink:show="embed" xlink:actuate="onLoad">
            <text:p/>
          </draw:image>
        </draw:frame>
        <draw:control draw:style-name="gr1" draw:text-style-name="P3" draw:layer="layout" svg:width="2.2cm" svg:height="0.7cm" svg:x="1.5cm" svg:y="3.8cm" draw:control="control7"/>
        <draw:control draw:style-name="gr2" draw:text-style-name="P8" draw:layer="layout" svg:width="10.294cm" svg:height="0.786cm" svg:x="3.7cm" svg:y="3.792cm" draw:control="control8"/>
        <draw:control draw:style-name="gr1" draw:text-style-name="P3" draw:layer="layout" svg:width="2.1cm" svg:height="0.5cm" svg:x="1.5cm" svg:y="4.6cm" draw:control="control9"/>
        <draw:control draw:style-name="gr2" draw:text-style-name="P8" draw:layer="layout" svg:width="10.205cm" svg:height="0.666cm" svg:x="3.7cm" svg:y="4.6cm" draw:control="control10"/>
        <draw:control draw:style-name="gr1" draw:text-style-name="P3" draw:layer="layout" svg:width="1.8cm" svg:height="0.3cm" svg:x="1.5cm" svg:y="5.4cm" draw:control="control11"/>
        <draw:control draw:style-name="gr2" draw:text-style-name="P8" draw:layer="layout" svg:width="10.205cm" svg:height="0.574cm" svg:x="3.7cm" svg:y="5.3cm" draw:control="control12"/>
        <draw:rect draw:style-name="gr5" draw:text-style-name="P9" draw:layer="layout" svg:width="18.2cm" svg:height="20.587cm" svg:x="1.5cm" svg:y="6.4cm">
          <text:p/>
        </draw:rect>
        <draw:rect draw:style-name="gr5" draw:text-style-name="P9" draw:layer="layout" svg:width="10.927cm" svg:height="15.59cm" svg:x="4.273cm" svg:y="6.4cm">
          <text:p/>
        </draw:rect>
        <draw:control draw:style-name="gr1" draw:text-style-name="P10" draw:layer="layout" svg:width="2.1cm" svg:height="0.8cm" svg:x="1.9cm" svg:y="6.4cm" draw:control="control13"/>
        <draw:control draw:style-name="gr1" draw:text-style-name="P11" draw:layer="layout" svg:width="2.9cm" svg:height="1cm" svg:x="8.4cm" svg:y="6.3cm" draw:control="control14"/>
        <draw:line draw:style-name="gr6" draw:text-style-name="P7" draw:layer="layout" svg:x1="1.5cm" svg:y1="7.3cm" svg:x2="19.7cm" svg:y2="7.3cm">
          <text:p/>
        </draw:line>
        <draw:control draw:style-name="gr1" draw:text-style-name="P12" draw:layer="layout" svg:width="1.4cm" svg:height="0.6cm" svg:x="16.8cm" svg:y="6.6cm" draw:control="control15"/>
        <draw:rect draw:style-name="gr7" draw:text-style-name="P13" draw:layer="layout" svg:width="18.2cm" svg:height="1.559cm" svg:x="1.5cm" svg:y="25.399cm">
          <text:p/>
        </draw:rect>
        <draw:control draw:style-name="gr1" draw:text-style-name="P14" draw:layer="layout" svg:width="2.2cm" svg:height="1cm" svg:x="13.1cm" svg:y="25.7cm" draw:control="control16"/>
        <draw:control draw:style-name="gr8" draw:text-style-name="P15" draw:layer="layout" svg:width="4.338cm" svg:height="0.9cm" svg:x="15.2cm" svg:y="25.7cm" draw:control="control17"/>
        <draw:control draw:style-name="gr9" draw:text-style-name="P16" draw:layer="layout" svg:width="2.6cm" svg:height="0.603cm" svg:x="1.6cm" svg:y="7.4cm" draw:control="control18"/>
        <draw:control draw:style-name="gr9" draw:text-style-name="P16" draw:layer="layout" svg:width="2.6cm" svg:height="0.603cm" svg:x="1.6cm" svg:y="8.9cm" draw:control="control19"/>
        <draw:control draw:style-name="gr2" draw:text-style-name="P16" draw:layer="layout" svg:width="2.6cm" svg:height="0.6cm" svg:x="1.6cm" svg:y="10.3cm" draw:control="control20"/>
        <draw:control draw:style-name="gr9" draw:text-style-name="P16" draw:layer="layout" svg:width="2.6cm" svg:height="0.6cm" svg:x="1.58cm" svg:y="11.8cm" draw:control="control21"/>
        <draw:control draw:style-name="gr2" draw:text-style-name="P17" draw:layer="layout" svg:width="2.6cm" svg:height="0.7cm" svg:x="1.58cm" svg:y="13.2cm" draw:control="control22"/>
        <draw:control draw:style-name="gr2" draw:text-style-name="P16" draw:layer="layout" svg:width="2.6cm" svg:height="0.6cm" svg:x="1.6cm" svg:y="14.8cm" draw:control="control23"/>
        <draw:control draw:style-name="gr2" draw:text-style-name="P16" draw:layer="layout" svg:width="2.6cm" svg:height="0.6cm" svg:x="1.6cm" svg:y="16.3cm" draw:control="control24"/>
        <draw:control draw:style-name="gr9" draw:text-style-name="P16" draw:layer="layout" svg:width="2.6cm" svg:height="0.7cm" svg:x="1.6cm" svg:y="17.7cm" draw:control="control25"/>
        <draw:control draw:style-name="gr9" draw:text-style-name="P16" draw:layer="layout" svg:width="10.7cm" svg:height="0.6cm" svg:x="4.378cm" svg:y="7.4cm" draw:control="control26"/>
        <draw:control draw:style-name="gr9" draw:text-style-name="P16" draw:layer="layout" svg:width="17.9cm" svg:height="0.7cm" svg:x="1.6cm" svg:y="8.1cm" draw:control="control27"/>
        <draw:control draw:style-name="gr9" draw:text-style-name="P16" draw:layer="layout" svg:width="4.2cm" svg:height="0.6cm" svg:x="15.3cm" svg:y="7.4cm" draw:control="control28"/>
        <draw:control draw:style-name="gr9" draw:text-style-name="P16" draw:layer="layout" svg:width="10.7cm" svg:height="0.603cm" svg:x="4.4cm" svg:y="8.9cm" draw:control="control29"/>
        <draw:control draw:style-name="gr9" draw:text-style-name="P16" draw:layer="layout" svg:width="17.9cm" svg:height="0.6cm" svg:x="1.6cm" svg:y="9.6cm" draw:control="control30"/>
        <draw:control draw:style-name="gr9" draw:text-style-name="P16" draw:layer="layout" svg:width="4.2cm" svg:height="0.6cm" svg:x="15.3cm" svg:y="8.9cm" draw:control="control31"/>
        <draw:control draw:style-name="gr2" draw:text-style-name="P16" draw:layer="layout" svg:width="10.7cm" svg:height="0.6cm" svg:x="4.4cm" svg:y="10.3cm" draw:control="control32"/>
        <draw:control draw:style-name="gr9" draw:text-style-name="P16" draw:layer="layout" svg:width="17.9cm" svg:height="0.708cm" svg:x="1.6cm" svg:y="11cm" draw:control="control33"/>
        <draw:control draw:style-name="gr2" draw:text-style-name="P16" draw:layer="layout" svg:width="4.2cm" svg:height="0.6cm" svg:x="15.3cm" svg:y="10.3cm" draw:control="control34"/>
        <draw:control draw:style-name="gr2" draw:text-style-name="P16" draw:layer="layout" svg:width="10.7cm" svg:height="0.613cm" svg:x="4.4cm" svg:y="11.8cm" draw:control="control35"/>
        <draw:control draw:style-name="gr2" draw:text-style-name="P16" draw:layer="layout" svg:width="17.9cm" svg:height="0.7cm" svg:x="1.6cm" svg:y="12.5cm" draw:control="control36"/>
        <draw:control draw:style-name="gr2" draw:text-style-name="P16" draw:layer="layout" svg:width="4.2cm" svg:height="0.613cm" svg:x="15.3cm" svg:y="11.8cm" draw:control="control37"/>
        <draw:control draw:style-name="gr2" draw:text-style-name="P16" draw:layer="layout" svg:width="10.7cm" svg:height="0.613cm" svg:x="4.4cm" svg:y="13.3cm" draw:control="control38"/>
        <draw:control draw:style-name="gr2" draw:text-style-name="P16" draw:layer="layout" svg:width="17.9cm" svg:height="0.662cm" svg:x="1.556cm" svg:y="14cm" draw:control="control39"/>
        <draw:control draw:style-name="gr2" draw:text-style-name="P16" draw:layer="layout" svg:width="4.2cm" svg:height="0.635cm" svg:x="15.3cm" svg:y="13.3cm" draw:control="control40"/>
        <draw:control draw:style-name="gr2" draw:text-style-name="P16" draw:layer="layout" svg:width="10.7cm" svg:height="0.612cm" svg:x="4.4cm" svg:y="14.8cm" draw:control="control41"/>
        <draw:control draw:style-name="gr2" draw:text-style-name="P16" draw:layer="layout" svg:width="17.9cm" svg:height="0.7cm" svg:x="1.6cm" svg:y="15.5cm" draw:control="control42"/>
        <draw:control draw:style-name="gr2" draw:text-style-name="P16" draw:layer="layout" svg:width="4.2cm" svg:height="0.612cm" svg:x="15.3cm" svg:y="14.8cm" draw:control="control43"/>
        <draw:control draw:style-name="gr2" draw:text-style-name="P16" draw:layer="layout" svg:width="10.7cm" svg:height="0.655cm" svg:x="4.4cm" svg:y="16.3cm" draw:control="control44"/>
        <draw:control draw:style-name="gr2" draw:text-style-name="P16" draw:layer="layout" svg:width="17.9cm" svg:height="0.595cm" svg:x="1.6cm" svg:y="17cm" draw:control="control45"/>
        <draw:control draw:style-name="gr2" draw:text-style-name="P16" draw:layer="layout" svg:width="4.2cm" svg:height="0.633cm" svg:x="15.3cm" svg:y="16.3cm" draw:control="control46"/>
        <draw:control draw:style-name="gr2" draw:text-style-name="P16" draw:layer="layout" svg:width="10.7cm" svg:height="0.7cm" svg:x="4.4cm" svg:y="17.7cm" draw:control="control47"/>
        <draw:control draw:style-name="gr9" draw:text-style-name="P16" draw:layer="layout" svg:width="17.9cm" svg:height="0.7cm" svg:x="1.6cm" svg:y="18.5cm" draw:control="control48"/>
        <draw:control draw:style-name="gr2" draw:text-style-name="P16" draw:layer="layout" svg:width="4.2cm" svg:height="0.7cm" svg:x="15.3cm" svg:y="17.7cm" draw:control="control49"/>
        <draw:control draw:style-name="gr2" draw:text-style-name="P17" draw:layer="layout" svg:width="5.2cm" svg:height="0.8cm" svg:x="7.9cm" svg:y="27.6cm" draw:control="control50"/>
        <draw:control draw:style-name="gr2" draw:text-style-name="P16" draw:layer="layout" svg:width="2.6cm" svg:height="0.612cm" svg:x="1.6cm" svg:y="19.2cm" draw:control="control51"/>
        <draw:control draw:style-name="gr2" draw:text-style-name="P16" draw:layer="layout" svg:width="2.6cm" svg:height="0.655cm" svg:x="1.6cm" svg:y="20.7cm" draw:control="control52"/>
        <draw:control draw:style-name="gr2" draw:text-style-name="P16" draw:layer="layout" svg:width="10.7cm" svg:height="0.612cm" svg:x="4.4cm" svg:y="19.2cm" draw:control="control53"/>
        <draw:control draw:style-name="gr2" draw:text-style-name="P16" draw:layer="layout" svg:width="17.9cm" svg:height="0.7cm" svg:x="1.6cm" svg:y="19.9cm" draw:control="control54"/>
        <draw:control draw:style-name="gr2" draw:text-style-name="P16" draw:layer="layout" svg:width="4.2cm" svg:height="0.612cm" svg:x="15.3cm" svg:y="19.2cm" draw:control="control55"/>
        <draw:control draw:style-name="gr2" draw:text-style-name="P16" draw:layer="layout" svg:width="10.7cm" svg:height="0.655cm" svg:x="4.4cm" svg:y="20.7cm" draw:control="control56"/>
        <draw:control draw:style-name="gr2" draw:text-style-name="P16" draw:layer="layout" svg:width="17.9cm" svg:height="0.595cm" svg:x="1.6cm" svg:y="21.4cm" draw:control="control57"/>
        <draw:control draw:style-name="gr2" draw:text-style-name="P16" draw:layer="layout" svg:width="4.2cm" svg:height="0.633cm" svg:x="15.3cm" svg:y="20.7cm" draw:control="control58"/>
        <draw:line draw:style-name="gr10" draw:text-style-name="P7" draw:layer="layout" svg:x1="1.497cm" svg:y1="8.815cm" svg:x2="19.703cm" svg:y2="8.786cm">
          <text:p/>
        </draw:line>
        <draw:line draw:style-name="gr10" draw:text-style-name="P7" draw:layer="layout" svg:x1="1.5cm" svg:y1="10.217cm" svg:x2="19.706cm" svg:y2="10.188cm">
          <text:p/>
        </draw:line>
        <draw:line draw:style-name="gr10" draw:text-style-name="P7" draw:layer="layout" svg:x1="1.494cm" svg:y1="11.694cm" svg:x2="19.7cm" svg:y2="11.665cm">
          <text:p/>
        </draw:line>
        <draw:line draw:style-name="gr10" draw:text-style-name="P7" draw:layer="layout" svg:x1="1.497cm" svg:y1="13.196cm" svg:x2="19.703cm" svg:y2="13.167cm">
          <text:p/>
        </draw:line>
        <draw:line draw:style-name="gr10" draw:text-style-name="P7" draw:layer="layout" svg:x1="1.474cm" svg:y1="14.689cm" svg:x2="19.68cm" svg:y2="14.66cm">
          <text:p/>
        </draw:line>
        <draw:line draw:style-name="gr10" draw:text-style-name="P7" draw:layer="layout" svg:x1="1.477cm" svg:y1="16.191cm" svg:x2="19.683cm" svg:y2="16.162cm">
          <text:p/>
        </draw:line>
        <draw:line draw:style-name="gr10" draw:text-style-name="P7" draw:layer="layout" svg:x1="1.517cm" svg:y1="17.605cm" svg:x2="19.723cm" svg:y2="17.576cm">
          <text:p/>
        </draw:line>
        <draw:line draw:style-name="gr10" draw:text-style-name="P7" draw:layer="layout" svg:x1="1.52cm" svg:y1="19.207cm" svg:x2="19.726cm" svg:y2="19.178cm">
          <text:p/>
        </draw:line>
        <draw:line draw:style-name="gr10" draw:text-style-name="P7" draw:layer="layout" svg:x1="1.497cm" svg:y1="20.6cm" svg:x2="19.703cm" svg:y2="20.571cm">
          <text:p/>
        </draw:line>
        <draw:line draw:style-name="gr10" draw:text-style-name="P7" draw:layer="layout" svg:x1="1.5cm" svg:y1="22.002cm" svg:x2="19.706cm" svg:y2="21.973cm">
          <text:p/>
        </draw:line>
        <draw:control draw:style-name="gr2" draw:text-style-name="P18" draw:layer="layout" svg:width="18.169cm" svg:height="3.299cm" svg:x="1.531cm" svg:y="22.025cm" draw:control="control59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09:26:51.646000000</meta:creation-date>
    <dc:date>2015-11-20T00:38:59.766000000</dc:date>
    <meta:editing-duration>PT4H11M1S</meta:editing-duration>
    <meta:editing-cycles>13</meta:editing-cycles>
    <meta:generator>LibreOffice/5.0.3.2$Windows_x86 LibreOffice_project/e5f16313668ac592c1bfb310f4390624e3dbfb75</meta:generator>
    <meta:document-statistic meta:object-count="75"/>
  </office:meta>
</office:document-meta>
</file>